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6.25cm" fo:min-width="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16.55cm" fo:min-width="18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0.6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12" style:family="graphic" style:parent-style-name="standard">
      <style:graphic-properties draw:textarea-horizontal-align="justify" draw:textarea-vertical-align="middle" draw:auto-grow-height="false" fo:min-height="6.95cm" fo:min-width="5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472cm"/>
    </style:style>
    <style:style style:name="gr15" style:family="graphic" style:parent-style-name="standard">
      <style:graphic-properties draw:textarea-horizontal-align="justify" draw:textarea-vertical-align="middle" draw:auto-grow-height="false" fo:min-height="3.55cm" fo:min-width="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95cm"/>
    </style:style>
    <style:style style:name="gr19" style:family="graphic" style:parent-style-name="standard">
      <style:graphic-properties draw:fill-color="#3465a4" draw:opacity="18%" draw:textarea-horizontal-align="justify" draw:textarea-vertical-align="middle" draw:auto-grow-height="false" fo:min-height="1.518cm" fo:min-width="1.198cm"/>
    </style:style>
    <style:style style:name="gr20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9.55cm" fo:min-width="12cm"/>
    </style:style>
    <style:style style:name="gr22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2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1.1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3465a4" draw:opacity="18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14.098cm" svg:height="1.179cm" svg:x="5.022cm" svg:y="2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4cm" svg:height="1cm" svg:x="2.2cm" svg:y="2.7cm">
          <draw:text-box>
            <text:p>rel_job</text:p>
          </draw:text-box>
        </draw:frame>
        <draw:custom-shape draw:style-name="gr2" draw:text-style-name="P2" draw:layer="layout" svg:width="4.5cm" svg:height="6.5cm" svg:x="3.7cm" svg:y="6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cm" svg:y1="6.8cm" svg:x2="5.7cm" svg:y2="3.5cm">
          <text:p/>
        </draw:line>
        <draw:frame draw:style-name="gr4" draw:text-style-name="P1" draw:layer="layout" svg:width="4.977cm" svg:height="0.962cm" svg:x="3.523cm" svg:y="6.738cm">
          <draw:text-box>
            <text:p>struct rel_job_st</text:p>
          </draw:text-box>
        </draw:frame>
        <draw:line draw:style-name="gr5" draw:text-style-name="P3" draw:layer="layout" svg:x1="3.8cm" svg:y1="7.8cm" svg:x2="8.2cm" svg:y2="7.8cm">
          <text:p/>
        </draw:line>
        <draw:frame draw:style-name="gr6" draw:text-style-name="P1" xml:id="id1" draw:id="id1" draw:layer="layout" svg:width="5.637cm" svg:height="3.806cm" svg:x="3.5cm" svg:y="7.705cm">
          <draw:text-box>
            <text:p>+ job_state</text:p>
            <text:p>+ fd1 , fd2</text:p>
            <text:p>+ fsm12 , fsm21</text:p>
            <text:p>+ count1 , count2</text:p>
            <text:p>+ start , end</text:p>
          </draw:text-box>
        </draw:frame>
        <draw:line draw:style-name="gr3" draw:text-style-name="P3" draw:layer="layout" svg:x1="7.4cm" svg:y1="8.2cm" svg:x2="12.1cm" svg:y2="8.2cm">
          <text:p/>
        </draw:line>
        <draw:path draw:style-name="gr5" draw:text-style-name="P3" draw:layer="layout" svg:width="1.591cm" svg:height="0.359cm" draw:transform="rotate (-1.99054801189953) translate (13.2955232082876cm 6.69033081878032cm)" svg:viewBox="0 0 1592 360" svg:d="M0 325c457 145 804-195 1199-325l393 35">
          <text:p/>
        </draw:path>
        <draw:path draw:style-name="gr5" draw:text-style-name="P3" draw:layer="layout" svg:width="1.625cm" svg:height="0.432cm" draw:transform="rotate (-1.01421082833391) translate (12.6273131437087cm 8.0830056786123cm)" svg:viewBox="0 0 1626 433" svg:d="M0 32c448-139 798 207 1151 401l475-111">
          <text:p/>
        </draw:path>
        <draw:frame draw:style-name="gr7" draw:text-style-name="P1" draw:layer="layout" svg:width="7.2cm" svg:height="2.384cm" svg:x="12.8cm" svg:y="7cm">
          <draw:text-box>
            <text:p>1 STATE_RUNNING</text:p>
            <text:p>2 STATE_CANCELED</text:p>
            <text:p>3 STATE_OVER</text:p>
          </draw:text-box>
        </draw:frame>
        <draw:custom-shape draw:style-name="gr8" draw:text-style-name="P4" draw:layer="layout" svg:width="19cm" svg:height="16.8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4.312cm" svg:height="0.962cm" svg:x="1.2cm" svg:y="1.5cm">
          <draw:text-box>
            <text:p>[ relayer.cpp ]</text:p>
          </draw:text-box>
        </draw:frame>
        <draw:custom-shape draw:style-name="gr10" draw:text-style-name="P4" draw:layer="layout" svg:width="19cm" svg:height="10.9cm" svg:x="1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643cm" svg:height="0.962cm" svg:x="1.3cm" svg:y="18.638cm">
          <draw:text-box>
            <text:p>[ relayer.h ]</text:p>
          </draw:text-box>
        </draw:frame>
        <draw:custom-shape draw:style-name="gr12" draw:text-style-name="P2" draw:layer="layout" svg:width="6.2cm" svg:height="7.2cm" svg:x="13cm" svg:y="10.3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1cm" svg:y1="11.6cm" svg:x2="19cm" svg:y2="11.6cm">
          <text:p/>
        </draw:line>
        <draw:frame draw:style-name="gr13" draw:text-style-name="P1" draw:layer="layout" svg:width="5.159cm" svg:height="0.962cm" svg:x="13.5cm" svg:y="10.4cm">
          <draw:text-box>
            <text:p>struct rel_fsm_st</text:p>
          </draw:text-box>
        </draw:frame>
        <draw:frame draw:style-name="gr14" draw:text-style-name="P1" draw:layer="layout" svg:width="4.972cm" svg:height="5.228cm" svg:x="13.3cm" svg:y="11.9cm">
          <draw:text-box>
            <text:p>+ state</text:p>
            <text:p>+ sfd , dfd</text:p>
            <text:p>+ buf[BUFSIZE]</text:p>
            <text:p>+ len</text:p>
            <text:p>+ pos</text:p>
            <text:p>+ err</text:p>
            <text:p>+ count</text:p>
          </draw:text-box>
        </draw:frame>
        <draw:custom-shape draw:style-name="gr15" draw:text-style-name="P2" draw:layer="layout" svg:width="4.5cm" svg:height="3.8cm" svg:x="1.677cm" svg:y="20.362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5.159cm" svg:height="0.962cm" svg:x="1.5cm" svg:y="20.3cm">
          <draw:text-box>
            <text:p>struct rel_stat_st</text:p>
          </draw:text-box>
        </draw:frame>
        <draw:line draw:style-name="gr5" draw:text-style-name="P3" draw:layer="layout" svg:x1="1.777cm" svg:y1="21.362cm" svg:x2="6.177cm" svg:y2="21.362cm">
          <text:p/>
        </draw:line>
        <draw:frame draw:style-name="gr16" draw:text-style-name="P1" draw:layer="layout" svg:width="5.637cm" svg:height="3.095cm" svg:x="1.54cm" svg:y="21.262cm">
          <draw:text-box>
            <text:p>+ state</text:p>
            <text:p>+ fd1 , fd2</text:p>
            <text:p>+ count1 , count2</text:p>
            <text:p>+ start , end</text:p>
          </draw:text-box>
        </draw:frame>
        <draw:connector draw:style-name="gr17" draw:text-style-name="P3" draw:layer="layout" draw:line-skew="-0.522cm" svg:x1="9.137cm" svg:y1="9.608cm" svg:x2="12.807cm" svg:y2="11.006cm" draw:start-shape="id1" svg:d="M9137 9608h1563v1398h2107" svg:viewBox="0 0 3671 1399">
          <text:p text:style-name="P2">中继</text:p>
        </draw:connector>
        <draw:path draw:style-name="gr5" draw:text-style-name="P3" draw:layer="layout" svg:width="1.433cm" svg:height="0.369cm" draw:transform="skewX (-0.0373500459926786) rotate (-1.19764493271851) translate (9.2927576899471cm 13.4510064528188cm)" svg:viewBox="0 0 1434 370" svg:d="M1434 333c-412 151-724-199-1080-333l-354 37">
          <text:p/>
        </draw:path>
        <draw:path draw:style-name="gr5" draw:text-style-name="P3" draw:layer="layout" svg:width="1.625cm" svg:height="0.432cm" draw:transform="rotate (-1.01421082833391) translate (12.6283131437087cm 8.0830056786123cm)" svg:viewBox="0 0 1626 433" svg:d="M0 32c448-139 798 207 1151 401l475-111">
          <text:p/>
        </draw:path>
        <draw:path draw:style-name="gr5" draw:text-style-name="P3" draw:layer="layout" svg:width="1.625cm" svg:height="0.432cm" draw:transform="rotate (-1.01421082833391) translate (12.6283131437087cm 8.0830056786123cm)" svg:viewBox="0 0 1626 433" svg:d="M0 32c448-139 798 207 1151 401l475-111">
          <text:p/>
        </draw:path>
        <draw:path draw:style-name="gr5" draw:text-style-name="P3" draw:layer="layout" svg:width="1.591cm" svg:height="0.359cm" draw:transform="rotate (-1.99054801189953) translate (9.78052320828759cm 15.0603308187803cm)" svg:viewBox="0 0 1592 360" svg:d="M0 325c457 145 804-195 1199-325l393 35">
          <text:p/>
        </draw:path>
        <draw:frame draw:style-name="gr18" draw:text-style-name="P1" xml:id="id2" draw:id="id2" draw:layer="layout" svg:width="4.8cm" svg:height="3.2cm" svg:x="4.8cm" svg:y="13.5cm">
          <draw:text-box>
            <text:p>STATE_R<text:tab/>1</text:p>
            <text:p>STATE_W<text:tab/>2</text:p>
            <text:p>STATE_Ex<text:tab/>3</text:p>
            <text:p>STATE_T<text:tab/>4</text:p>
          </draw:text-box>
        </draw:frame>
        <draw:connector draw:style-name="gr3" draw:text-style-name="P3" draw:layer="layout" svg:x1="12.539cm" svg:y1="12.386cm" svg:x2="9.6cm" svg:y2="15.1cm" draw:end-shape="id2" draw:end-glue-point="1" svg:d="M12539 12386h-1219v2714h-1720" svg:viewBox="0 0 2940 2715">
          <text:p/>
        </draw:connector>
        <draw:custom-shape draw:style-name="gr19" draw:text-style-name="P5" draw:layer="layout" svg:width="2.4cm" svg:height="2.5cm" svg:x="9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1cm" svg:y1="11.6cm" svg:x2="11cm" svg:y2="19.4cm">
          <text:p/>
        </draw:line>
        <draw:custom-shape draw:style-name="gr21" draw:text-style-name="P4" draw:layer="layout" svg:width="12.5cm" svg:height="9.8cm" svg:x="7.5cm" svg:y="18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3" draw:id="id3" draw:layer="layout" svg:width="1.5cm" svg:height="1.5cm" svg:x="9.7cm" svg:y="20.9cm">
          <text:p text:style-name="P2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" draw:id="id4" draw:layer="layout" svg:width="1.5cm" svg:height="1.5cm" svg:x="16.6cm" svg:y="20.9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5cm" svg:height="1.5cm" svg:x="9.5cm" svg:y="25.3cm">
          <text:p text:style-name="P2">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5cm" svg:height="1.5cm" svg:x="16.5cm" svg:y="25.5cm">
          <text:p text:style-name="P2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" draw:layer="layout" svg:width="2.407cm" svg:height="1.17cm" svg:x="7.593cm" svg:y="18.83cm">
          <draw:text-box>
            <text:p>状态机</text:p>
          </draw:text-box>
        </draw:frame>
        <draw:line draw:style-name="gr24" draw:text-style-name="P3" draw:layer="layout" svg:x1="11.2cm" svg:y1="21.7cm" svg:x2="16.5cm" svg:y2="21.7cm">
          <text:p/>
        </draw:line>
        <draw:line draw:style-name="gr24" draw:text-style-name="P3" draw:layer="layout" svg:x1="10.5cm" svg:y1="22.4cm" svg:x2="10.4cm" svg:y2="25.4cm">
          <text:p/>
        </draw:line>
        <draw:line draw:style-name="gr24" draw:text-style-name="P3" draw:layer="layout" svg:x1="16.9cm" svg:y1="21.9cm" svg:x2="10.4cm" svg:y2="25.8cm">
          <text:p/>
        </draw:line>
        <draw:line draw:style-name="gr24" draw:text-style-name="P3" draw:layer="layout" svg:x1="10.9cm" svg:y1="26.5cm" svg:x2="16.9cm" svg:y2="26.3cm">
          <text:p/>
        </draw:line>
        <draw:line draw:style-name="gr24" draw:text-style-name="P3" draw:layer="layout" svg:x1="10.8cm" svg:y1="21.9cm" svg:x2="16.8cm" svg:y2="25.8cm">
          <text:p/>
        </draw:line>
        <draw:connector draw:style-name="gr24" draw:text-style-name="P3" draw:layer="layout" draw:type="curve" svg:x1="10.981cm" svg:y1="21.119cm" svg:x2="10.45cm" svg:y2="20.9cm" draw:start-shape="id3" draw:start-glue-point="11" draw:end-shape="id3" svg:d="M10981 21119c0-1080-531-970-531-219" svg:viewBox="0 0 532 798">
          <text:p/>
        </draw:connector>
        <draw:connector draw:style-name="gr24" draw:text-style-name="P3" draw:layer="layout" draw:type="curve" svg:x1="17.35cm" svg:y1="20.9cm" svg:x2="16.819cm" svg:y2="21.119cm" draw:start-shape="id4" draw:start-glue-point="0" draw:end-shape="id4" draw:end-glue-point="5" svg:d="M17350 20900c0-751-531-861-531 219" svg:viewBox="0 0 532 798">
          <text:p/>
        </draw:connector>
        <draw:line draw:style-name="gr24" draw:text-style-name="P3" draw:layer="layout" svg:x1="8cm" svg:y1="21.6cm" svg:x2="9.9cm" svg:y2="21.6cm">
          <text:p/>
        </draw:line>
        <draw:line draw:style-name="gr24" draw:text-style-name="P3" draw:layer="layout" svg:x1="17.7cm" svg:y1="26.2cm" svg:x2="19.4cm" svg:y2="26.2cm">
          <text:p/>
        </draw:line>
        <draw:line draw:style-name="gr24" draw:text-style-name="P3" draw:layer="layout" svg:x1="16.8cm" svg:y1="21.4cm" svg:x2="11cm" svg:y2="2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CJK SC" style:font-family-complex="'Noto Sans CJK S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6T17:39:58.275533929</meta:creation-date>
    <dc:date>2020-03-27T09:40:27.355842087</dc:date>
    <meta:editing-duration>PT17M10S</meta:editing-duration>
    <meta:editing-cycles>2</meta:editing-cycles>
    <meta:generator>LibreOffice/6.3.2.2$Linux_X86_64 LibreOffice_project/30$Build-2</meta:generator>
    <meta:document-statistic meta:object-count="48"/>
  </office:meta>
</office:document-meta>
</file>